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1550000007E5B55DA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automatic-styles>
    <style:style style:name="Tabelle4" style:family="table">
      <style:table-properties style:width="16.999cm" table:align="margins" style:writing-mode="lr-tb"/>
    </style:style>
    <style:style style:name="Tabelle4.A" style:family="table-column">
      <style:table-column-properties style:column-width="8.498cm" style:rel-column-width="32767*"/>
    </style:style>
    <style:style style:name="Tabelle4.B" style:family="table-column">
      <style:table-column-properties style:column-width="8.5cm" style:rel-column-width="32768*"/>
    </style:style>
    <style:style style:name="Tabelle4.A1" style:family="table-cell">
      <style:table-cell-properties fo:padding="0.22cm" fo:border-left="0.002cm solid #000000" fo:border-right="none" fo:border-top="0.002cm solid #000000" fo:border-bottom="0.002cm solid #000000"/>
    </style:style>
    <style:style style:name="Tabelle4.B1" style:family="table-cell">
      <style:table-cell-properties fo:padding="0.22cm" fo:border="0.002cm solid #000000"/>
    </style:style>
    <style:style style:name="Tabelle4.A2" style:family="table-cell">
      <style:table-cell-properties fo:padding="0.22cm" fo:border-left="0.002cm solid #000000" fo:border-right="none" fo:border-top="none" fo:border-bottom="0.002cm solid #000000"/>
    </style:style>
    <style:style style:name="Tabelle4.B2" style:family="table-cell">
      <style:table-cell-properties fo:padding="0.22cm" fo:border-left="0.002cm solid #000000" fo:border-right="0.002cm solid #000000" fo:border-top="none" fo:border-bottom="0.002cm solid #000000"/>
    </style:style>
    <style:style style:name="Tabelle1" style:family="table">
      <style:table-properties style:width="16.512cm" fo:margin-left="0.159cm" fo:margin-right="0.328cm" table:align="margins" style:writing-mode="lr-tb"/>
    </style:style>
    <style:style style:name="Tabelle1.A" style:family="table-column">
      <style:table-column-properties style:column-width="1.189cm" style:rel-column-width="4719*"/>
    </style:style>
    <style:style style:name="Tabelle1.B" style:family="table-column">
      <style:table-column-properties style:column-width="2.517cm" style:rel-column-width="9992*"/>
    </style:style>
    <style:style style:name="Tabelle1.C" style:family="table-column">
      <style:table-column-properties style:column-width="2.214cm" style:rel-column-width="8787*"/>
    </style:style>
    <style:style style:name="Tabelle1.D" style:family="table-column">
      <style:table-column-properties style:column-width="2.715cm" style:rel-column-width="10776*"/>
    </style:style>
    <style:style style:name="Tabelle1.E" style:family="table-column">
      <style:table-column-properties style:column-width="4.189cm" style:rel-column-width="16630*"/>
    </style:style>
    <style:style style:name="Tabelle1.F" style:family="table-column">
      <style:table-column-properties style:column-width="3.687cm" style:rel-column-width="14631*"/>
    </style:style>
    <style:style style:name="Tabelle1.A1" style:family="table-cell">
      <style:table-cell-properties style:vertical-align="middle" fo:padding="0.22cm" fo:border-left="0.002cm solid #000000" fo:border-right="none" fo:border-top="0.002cm solid #000000" fo:border-bottom="0.002cm solid #000000"/>
    </style:style>
    <style:style style:name="Tabelle1.F1" style:family="table-cell">
      <style:table-cell-properties style:vertical-align="middle" fo:padding="0.22cm" fo:border="0.002cm solid #000000"/>
    </style:style>
    <style:style style:name="Tabelle1.A2" style:family="table-cell">
      <style:table-cell-properties style:vertical-align="top" fo:padding="0.22cm" fo:border-left="0.002cm solid #000000" fo:border-right="none" fo:border-top="none" fo:border-bottom="0.002cm solid #000000"/>
    </style:style>
    <style:style style:name="Tabelle1.F2" style:family="table-cell">
      <style:table-cell-properties style:vertical-align="top" fo:padding="0.22cm" fo:border-left="0.002cm solid #000000" fo:border-right="0.002cm solid #000000" fo:border-top="none" fo:border-bottom="0.002cm solid #000000"/>
    </style:style>
    <style:style style:name="Tabelle1.A5" style:family="table-cell" style:data-style-name="N0">
      <style:table-cell-properties style:vertical-align="bottom" fo:padding="0.22cm" fo:border-left="0.002cm solid #000000" fo:border-right="none" fo:border-top="none" fo:border-bottom="0.002cm solid #000000"/>
    </style:style>
    <style:style style:name="Tabelle1.B5" style:family="table-cell" style:data-style-name="N37">
      <style:table-cell-properties style:vertical-align="top" fo:padding="0.22cm" fo:border-left="0.002cm solid #000000" fo:border-right="none" fo:border-top="none" fo:border-bottom="0.002cm solid #000000"/>
    </style:style>
    <style:style style:name="P1" style:family="paragraph" style:parent-style-name="Dokumentinfos" style:master-page-name="">
      <style:paragraph-properties fo:margin-top="0.101cm" fo:margin-bottom="0.101cm" fo:background-color="transparent" fo:padding="0cm" fo:border="none" style:shadow="none">
        <style:background-image/>
      </style:paragraph-properties>
    </style:style>
    <style:style style:name="P2" style:family="paragraph" style:parent-style-name="Dokumentinfos">
      <style:paragraph-properties fo:margin-top="0.101cm" fo:margin-bottom="0.101cm" fo:background-color="transparent" fo:padding="0cm" fo:border="none" style:shadow="none">
        <style:background-image/>
      </style:paragraph-properties>
    </style:style>
    <style:style style:name="P3" style:family="paragraph" style:parent-style-name="Aenderungsverzeichnis">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margin-top="0cm" fo:margin-bottom="0cm"/>
    </style:style>
    <style:style style:name="T1" style:family="text">
      <style:text-properties fo:font-weight="bold" style:font-weight-asian="bol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Projektname</text:title></text:p>
      <text:p text:style-name="Subtitle"><text:subject>Projektplan</text:subject></text:p>
      <text:p text:style-name="Standard"/>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Projektbezeichnung</text:p>
            </table:table-cell>
            <table:table-cell table:style-name="Tabelle4.B1" office:value-type="string">
              <text:p text:style-name="P2"><text:title>Projektname</text:title></text:p>
            </table:table-cell>
          </table:table-row>
        </table:table-header-rows>
        <table:table-row>
          <table:table-cell table:style-name="Tabelle4.A2" office:value-type="string">
            <text:p text:style-name="P2">Verantwortlich AG</text:p>
          </table:table-cell>
          <table:table-cell table:style-name="Tabelle4.B2" office:value-type="string">
            <text:p text:style-name="P2"/>
          </table:table-cell>
        </table:table-row>
        <table:table-row>
          <table:table-cell table:style-name="Tabelle4.A2" office:value-type="string">
            <text:p text:style-name="P2">Verantwortlich AN</text:p>
          </table:table-cell>
          <table:table-cell table:style-name="Tabelle4.B2" office:value-type="string">
            <text:p text:style-name="P2"/>
          </table:table-cell>
        </table:table-row>
        <table:table-row>
          <table:table-cell table:style-name="Tabelle4.A2" office:value-type="string">
            <text:p text:style-name="P2">Autor</text:p>
          </table:table-cell>
          <table:table-cell table:style-name="Tabelle4.B2" office:value-type="string">
            <text:p text:style-name="P2"/>
          </table:table-cell>
        </table:table-row>
        <table:table-row>
          <table:table-cell table:style-name="Tabelle4.A2" office:value-type="string">
            <text:p text:style-name="P2">Verteiler</text:p>
          </table:table-cell>
          <table:table-cell table:style-name="Tabelle4.B2" office:value-type="string">
            <text:p text:style-name="P2"/>
          </table:table-cell>
        </table:table-row>
        <table:table-row>
          <table:table-cell table:style-name="Tabelle4.A2" office:value-type="string">
            <text:p text:style-name="P2">Erstellt am</text:p>
          </table:table-cell>
          <table:table-cell table:style-name="Tabelle4.B2" office:value-type="string">
            <text:p text:style-name="P2"/>
          </table:table-cell>
        </table:table-row>
        <table:table-row>
          <table:table-cell table:style-name="Tabelle4.A2" office:value-type="string">
            <text:p text:style-name="P2">Status</text:p>
          </table:table-cell>
          <table:table-cell table:style-name="Tabelle4.B2" office:value-type="string">
            <text:p text:style-name="P2">in Bearbeitung ( )</text:p>
            <text:p text:style-name="P2">vorgelegt ()</text:p>
            <text:p text:style-name="P2">fertig gestellt ()</text:p>
          </table:table-cell>
        </table:table-row>
        <table:table-row>
          <table:table-cell table:style-name="Tabelle4.A2" office:value-type="string">
            <text:p text:style-name="P2">Zuletzt geändert</text:p>
          </table:table-cell>
          <table:table-cell table:style-name="Tabelle4.B2" office:value-type="string">
            <text:p text:style-name="P2"/>
          </table:table-cell>
        </table:table-row>
        <table:table-row>
          <table:table-cell table:style-name="Tabelle4.A2" office:value-type="string">
            <text:p text:style-name="P2">Dokumentablage</text:p>
          </table:table-cell>
          <table:table-cell table:style-name="Tabelle4.B2" office:value-type="string">
            <text:p text:style-name="P2"><text:file-name text:display="full"/></text:p>
          </table:table-cell>
        </table:table-row>
        <table:table-row>
          <table:table-cell table:style-name="Tabelle4.A2" office:value-type="string">
            <text:p text:style-name="P2">Version</text:p>
          </table:table-cell>
          <table:table-cell table:style-name="Tabelle4.B2" office:value-type="string">
            <text:p text:style-name="P2">1.<text:editing-cycles>2</text:editing-cycles></text:p>
          </table:table-cell>
        </table:table-row>
      </table:table>
      <text:p text:style-name="Standard"/>
      <text:p text:style-name="P3">Änderungsverzeichni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Table_20_Heading">Nr.</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Kapitel</text:p>
          </table:table-cell>
          <table:table-cell table:style-name="Tabelle1.A1" office:value-type="string">
            <text:p text:style-name="Table_20_Heading">Bemerkung</text:p>
          </table:table-cell>
          <table:table-cell table:style-name="Tabelle1.F1" office:value-type="string">
            <text:p text:style-name="Table_20_Heading">Autor</text:p>
          </table:table-cell>
        </table:table-row>
        <table:table-row>
          <table:table-cell table:style-name="Tabelle1.A2" office:value-type="string">
            <text:p text:style-name="Table_20_Contents">1</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3</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5" office:value-type="float" office:value="4">
            <text:p text:style-name="Table_20_Contents">4</text:p>
          </table:table-cell>
          <table:table-cell table:style-name="Tabelle1.B5" office:value-type="date">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5">1 Einleitung<text:tab/>4</text:p>
          <text:p text:style-name="P6">1.1 Projektdurchführungsplan<text:tab/>4</text:p>
          <text:p text:style-name="P6">1.2 Meilenstein 1<text:tab/>4</text:p>
          <text:p text:style-name="P6">1.3 Meilenstein 2 <text:tab/>4</text:p>
          <text:p text:style-name="P5">2 Integrierte Planung<text:tab/>5</text:p>
        </text:index-body>
      </text:table-of-content>
      <text:p text:style-name="Standard"/>
      <text:h text:style-name="P7" text:outline-level="1">Einleitung</text:h>
      <text:p text:style-name="Standard">Der Projektplan beschreibt die gewählte Vorgehensweise des Projekts und legt detailliert fest, was wann und von wem zu tun ist und ist damit die Basis für die Kontrolle und Steuerung des Projektes. </text:p>
      <text:p text:style-name="Standard"/>
      <text:p text:style-name="Standard">Die vollständige Projektplanung ist im Abschnitt <text:span text:style-name="T1">Integrierte Planung</text:span> enthalten. Alle anderen Themen sind nur Sichten auf die Integrierte Planung. Sie zeigen spezielle Planungsaspekte, zum Beispiel die Planung der Qualitätssicherung oder die Planung der Entscheidungspunkte.</text:p>
      <text:p text:style-name="Standard"/>
      <text:p text:style-name="Standard">Die Projektplanung wird fortlaufend aktualisiert, da sich in der Regel im Zuge der Projektdurchführung neue Fakten ergeben und Planungsparameter konkretisieren.</text:p>
      <text:p text:style-name="P8"/>
      <text:h text:style-name="Heading_20_2" text:outline-level="2">Projektdurchführungsplan</text:h>
      <text:p text:style-name="P8">In diesem Abschnitt werden projektspezifische Meilensteine festgelegt, soweit diese für alle Projektbeteiligten relevant sind.</text:p>
      <text:h text:style-name="Heading_20_2" text:outline-level="2">Meilenstein 1</text:h>
      <text:h text:style-name="Heading_20_2" text:outline-level="2">Meilenstein 2 </text:h>
      <text:p text:style-name="Text_20_body"/>
      <text:p text:style-name="Text_20_body"/>
      <text:h text:style-name="P7" text:outline-level="1">Integrierte Planung</text:h>
      <text:p text:style-name="Text_20_body">Die Integrierte Planung beinhaltet alle Planungsdaten, die zum jeweiligen Planungszeitpunkt bekannt sind. Für jedes einzuplanende Element werden dabei spezifische Informationen entsprechend den Vorgaben des Projekthandbuch s festgehalten. Planungsdaten umfassen mindestens Termine, Aufwände, Verantwortliche und Ressourcen in Form von Personal und Material.</text:p>
      <text:p text:style-name="Text_20_body">Die Integrierte Planung umfasst die Planung der</text:p>
      <text:p text:style-name="Text_20_body">Produktstruktur, also der Produktexemplar e und ihrer Zusammenhänge, und der</text:p>
      <text:p text:style-name="Text_20_body">Projektstruktur bzw. Aktivitätsstruktur in Form von Entscheidungspunkten, Arbeitspaket en und Aktivitätsexemplar en.</text:p>
      <text:p text:style-name="Text_20_body">Eine Aufteilung in einen Produktstrukturplan und einen Projektstrukturplan ist im V-Modell nicht vorgesehen. Die Integrierte Planung muss im Projektverlauf stets als Ganzes überarbeitet werden, um einen konsistenten Planungsstand zu erreichen. Beispielsweise führt eine Änderung der Produktstruktur in der Regel zu einer Änderung der Aktivitätsexemplare und damit der Projektstruktur.</text:p>
      <text:p text:style-name="Text_20_body">Im V-Modell ist die Integrierte Planung wie folgt strukturiert:</text:p>
      <text:p text:style-name="Text_20_body">Die Integrierte Planung enthält die Planung aller projektspezifischen Entscheidungspunkte.</text:p>
      <text:p text:style-name="Text_20_body">Den Entscheidungspunkten jeweils untergeordnet sind die projektspezifischen Arbeitspakete. Die Arbeitspakete ordnen sich damit zeitlich in einen Projektabschnitt ein, also in den Zeitraum zwischen zwei geplanten Entscheidungspunkten.</text:p>
      <text:p text:style-name="Text_20_body">Den Arbeitspaketen untergeordnet sind jeweils alle im Projekt durchzuführenden Aktivitäten.</text:p>
      <text:p text:style-name="Text_20_body">Den Aktivitäten jeweils zugeordnet werden alle im Projekt fertig zu stellenden Produktexemplare, also sowohl Liefergegenstände als auch projektintern zu erstellende Produktexemplare.</text:p>
      <text:p text:style-name="Text_20_body">In der Integrierten Planung müssen alle Aktivitätsexemplare, Produktexemplare und projektspezifischen Entscheidungspunkte, die im V-Modell definiert sind und im Projekt zur Anwendung kommen, vollständig eingeplant werden. Darüber hinaus können zusätzliche Aktivitätsexemplare eingeplant werden, die nicht im V-Modell enthalten sind, wie zum Beispiel Aktivitäten für die Ausbildung der Projektmitarbeiter.</text:p>
      <text:p text:style-name="Text_20_body">Die Planung von Terminen, Ressourcen und Aufwänden muss allerdings nicht spezifisch für alle Aktivitätsexemplare erfolgen. Vielmehr können projektspezifisch Arbeitspakete definiert werden, die mehrere Aktivitätsexemplare zusammenfassen, wie beispielsweise ein Arbeitspaket Konfigurationsmanagement. Die Planung von Terminen, Ressourcen und Aufwänden kann dann auf der Ebene dieser Arbeitspakete erfolgen.</text:p>
      <text:p text:style-name="Text_20_body">Sind die Planungselemente zu kleinteilig, können sie entsprechend den Vorgaben des Projekthandbuchs in einer Aktionsliste, wie im Produkt Arbeitsauftrag beschrieben, verwal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Bitstream Vera Serif" fo:font-size="11pt" style:font-weight-complex="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Heading" style:next-style-name="Standard" style:class="text" style:default-outline-level="1">
      <style:text-properties style:font-name="Bitstream Vera Serif1" fo:font-size="16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erif1"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erif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style:font-name="Bitstream Vera Serif1" fo:font-size="85%" fo:font-weight="bold" style:font-size-asian="85%" style:font-weight-asian="bold" style:font-size-complex="85%" style:font-weight-complex="bold"/>
    </style:style>
    <style:style style:name="List" style:family="paragraph" style:parent-style-name="Text_20_body" style:class="list">
      <style:text-properties style:font-name="Helvetica"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Helvetica"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Bitstream Vera Serif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Bitstream Vera Serif" fo:font-size="14pt" fo:font-style="normal" style:font-size-asian="14pt" style:font-style-asian="italic" style:font-size-complex="14pt" style:font-style-complex="italic" style:font-weight-complex="normal"/>
    </style:style>
    <style:style style:name="Dokumentinfos" style:family="paragraph" style:parent-style-name="Standard" style:class="chapter">
      <style:paragraph-properties fo:margin-top="0.212cm" fo:margin-bottom="0.212cm" fo:text-align="start" style:justify-single-word="false"/>
      <style:text-properties fo:font-size="11pt" fo:language="en" fo:country="GB" style:font-size-asian="10pt" style:language-asian="none" style:country-asian="none" style:font-name-complex="Arial"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Aenderungsverzeichnis" style:family="paragraph" style:parent-style-name="Standard" style:class="chapter">
      <style:text-properties fo:font-size="16pt" fo:font-weight="bold"/>
    </style:style>
    <style:style style:name="Page_20_Number" style:display-name="Page Number" style:family="text" style:parent-style-name="WW-Absatz-Standardschriftart"/>
    <style:style style:name="WW-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x="11.254cm" svg:y="0.019cm" svg:width="5.68cm" svg:height="2.097cm" draw:z-index="5"><draw:image xlink:href="Pictures/10000200000001550000007E5B55DA86.png" xlink:type="simple" xlink:show="embed" xlink:actuate="onLoad"/></draw:frame><text:subject>Projektplan</text:subject></text:p>
        <text:p text:style-name="Header"><text:title>Projektname</text:title></text:p>
        <text:p text:style-name="Header"/>
        <text:p text:style-name="Header"/>
        <text:p text:style-name="Header"/>
      </style:header>
      <style:footer>
        <text:p text:style-name="Footer">©2005 tarent GmbH <text:tab/><text:span text:style-name="Page_20_Number"><text:page-number text:select-page="current">6</text:page-number></text:span><text:span text:style-name="Page_20_Number">-</text:span><text:span text:style-name="Page_20_Number"><text:page-count style:num-format="1">6</text:page-count></text:span><text:span text:style-name="Page_20_Number"> <text:tab/></text:span>www.tarent.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Projektname</dc:title>
    <dc:subject>Projektplan</dc:subject>
    <meta:initial-creator>Elmar Geese</meta:initial-creator>
    <meta:creation-date>2005-11-08T13:16:07</meta:creation-date>
    <dc:creator>Elmar Geese</dc:creator>
    <dc:date>2005-11-08T13:16:46</dc:date>
    <dc:language>de-DE</dc:language>
    <meta:editing-cycles>2</meta:editing-cycles>
    <meta:editing-duration>PT40S</meta:editing-duration>
    <meta:template xlink:type="simple" xlink:actuate="onRequest" xlink:role="template" xlink:href="../../templates/V-Modell-XT-Projektplan.ott" xlink:title="V-Modell-XT-Projektplan" meta:date="2005-11-08T13:16:07"/>
    <meta:user-defined meta:name="Info 1"/>
    <meta:user-defined meta:name="Info 2"/>
    <meta:user-defined meta:name="Info 3"/>
    <meta:user-defined meta:name="Info 4"/>
    <meta:document-statistic meta:table-count="2" meta:image-count="1" meta:object-count="0" meta:page-count="6" meta:paragraph-count="60" meta:word-count="473" meta:character-count="3865"/>
  </office:meta>
</office:document-meta>
</file>